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ceptatietest groep 19. Patrick en Floris. 17-12-2014 Hanoj project</text:p>
      <text:p text:style-name="P1">(omcirkel of vul in)</text:p>
      <text:p text:style-name="P2"><text:span text:style-name="T1">Hoeveel zou je het programma geven tussen 1 en 10?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Is het programma duidelijk ?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JA <text:s/>NEE want ..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Deed het programma hetgene waarvoor het bedoeld was?</text:p>
      <text:p text:style-name="P2"/>
      <text:p text:style-name="P2"/>
      <text:p text:style-name="P2"/>
      <text:p text:style-name="P2"/>
      <text:p text:style-name="P2">JA NEE</text:p>
      <text:p text:style-name="P2">zo nee wat deed het niet?</text:p>
      <text:p text:style-name="P2"/>
      <text:p text:style-name="P2"/>
      <text:p text:style-name="P2"/>
      <text:p text:style-name="P2">Als je nog op of aanmerkingen hebt vul ze hieronder in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s van Londen</meta:initial-creator>
    <meta:creation-date>2014-12-17T14:49:33.91</meta:creation-date>
    <meta:generator>OpenOffice/4.0.1$Win32 OpenOffice.org_project/401m5$Build-9714</meta:generator>
    <meta:document-statistic meta:table-count="0" meta:image-count="0" meta:object-count="0" meta:page-count="1" meta:paragraph-count="9" meta:word-count="59" meta:character-count="319"/>
    <dc:date>2014-12-17T15:01:46.92</dc:date>
    <dc:creator>Floris van Londen</dc:creator>
    <meta:editing-duration>PT12M13S</meta:editing-duration>
    <meta:editing-cycles>1</meta:editing-cycles>
  </office:meta>
</office:document-meta>
</file>